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2cm" fo:min-width="3.56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2.575cm"/>
    </style:style>
    <style:style style:name="gr4" style:family="graphic" style:parent-style-name="standard">
      <style:graphic-properties draw:textarea-horizontal-align="justify" draw:textarea-vertical-align="middle" draw:auto-grow-height="false" fo:min-height="3.052cm" fo:min-width="2.29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3.302cm" svg:x="2.143cm" svg:y="2.905cm">
          <text:p text:style-name="P1">client1</text:p>
          <text:p text:style-name="P1">172.24.0.3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493cm" svg:y1="4.556cm" svg:x2="8.493cm" svg:y2="9.001cm">
          <text:p/>
        </draw:line>
        <draw:custom-shape draw:style-name="gr1" draw:text-style-name="P1" draw:layer="layout" svg:width="4.064cm" svg:height="3.302cm" svg:x="2.319cm" svg:y="7.339cm">
          <text:p text:style-name="P1">client2</text:p>
          <text:p text:style-name="P1">172.24.0.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75cm" svg:height="3.302cm" svg:x="15.351cm" svg:y="5.699cm">
          <text:p text:style-name="P1">plc</text:p>
          <text:p text:style-name="P1">172.25.0.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3.302cm" svg:x="10.144cm" svg:y="5.572cm">
          <text:p text:style-name="P1">firewal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207cm" svg:y1="4.556cm" svg:x2="8.493cm" svg:y2="4.556cm">
          <text:p/>
        </draw:line>
        <draw:line draw:style-name="gr2" draw:text-style-name="P2" draw:layer="layout" svg:x1="6.434cm" svg:y1="8.874cm" svg:x2="8.466cm" svg:y2="8.874cm">
          <text:p/>
        </draw:line>
        <draw:line draw:style-name="gr2" draw:text-style-name="P2" draw:layer="layout" svg:x1="12.89cm" svg:y1="7.313cm" svg:x2="15.351cm" svg:y2="7.35cm">
          <text:p/>
        </draw:line>
        <draw:line draw:style-name="gr2" draw:text-style-name="P2" draw:layer="layout" svg:x1="8.591cm" svg:y1="7.214cm" svg:x2="10.271cm" svg:y2="7.2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08:28:19.461333167</meta:creation-date>
    <dc:date>2018-07-11T15:08:01.304392311</dc:date>
    <meta:editing-duration>P2DT5H1M27S</meta:editing-duration>
    <meta:editing-cycles>19</meta:editing-cycles>
    <meta:generator>LibreOffice/5.1.6.2$Linux_X86_64 LibreOffice_project/10m0$Build-2</meta:generator>
    <meta:document-statistic meta:object-count="9"/>
  </office:meta>
</office:document-meta>
</file>